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icholas Maxwell</text:p>
      <text:p text:style-name="Standard"/>
      <text:p text:style-name="Standard">E-mail : <text:a xlink:type="simple" xlink:href="mailto:nicholas.maxwell@gmail.com">nicholas.maxwell@gmail.com</text:a> ; <text:a xlink:type="simple" xlink:href="mailto:namaxwell@uh.edu">namaxwell@uh.edu</text:a></text:p>
      <text:p text:style-name="Standard">Phone : (281)-795-1172 </text:p>
      <text:p text:style-name="Standard">Mailing address : </text:p>
      <text:p text:style-name="Standard"><text:s text:c="5"/>9502 Steep Bank Passage, </text:p>
      <text:p text:style-name="Standard"><text:s text:c="5"/>Missouri City, TX, 77459</text:p>
      <text:p text:style-name="Standard"/>
      <text:p text:style-name="P1">Statement of Interests and Goals.</text:p>
      <text:p text:style-name="Standard"/>
      <text:p text:style-name="Standard">Relevant history:</text:p>
      <text:p text:style-name="Standard"/>
      <text:p text:style-name="Standard">I've always had an intuition for how the real world works, and what to do with it.</text:p>
      <text:p text:style-name="Standard"/>
      <text:p text:style-name="Standard">In high school I joined the robotics team, which was a terrific experience. I did most all of the technical drawings, using <text:s/>CAD software, and I essentially lead the mechanical design and construction effort. I remember spending a lot of time trying <text:s/>to predict various performance aspects of the robot design, for instance, selecting a wheel diameter based on desired top speed, the torque-speed curves of the motors, etc.</text:p>
      <text:p text:style-name="Standard"/>
      <text:p text:style-name="Standard">My senior year of high school I took an Internship at TI. The first semester we did work in the clean rooms, performing preventative maintenances, etc. The second semester they had me design and build a data acquisition board. So I spent that semester working on a board to interface a 16-bit, 100-Khz ADC with the parallel port on a PC. It was a seminal moment in my life when I finally got the thing to work, and convinced me to go for a EE degree.</text:p>
      <text:p text:style-name="Standard"/>
      <text:p text:style-name="Standard">So, I started at UH as a EE major, which fell through, so after maturing for a bit, I switched to a physics BS in lieu of a BSEE. But I quickly became attracted to the theoretical approach of the material. I realized that, to a large degree, most of the long-term material in engineering courses is directly from physics, and that the aspects of an engineering degree not emphasized in a physics program are those that come naturally to me, or are technology-specific. Generally, I've come to greatly appreciate approaching a subject from a more fundamental level. Given these points, it feels appropriate for me to continue with math and or physics, although I largely expect to work in engineering/technology environments.</text:p>
      <text:p text:style-name="Standard"/>
      <text:p text:style-name="Standard">A key point for me was taking electrodynamics, mostly because it tied together all the math courses I'd taken at that point, and put them to real use; I never really understood calculus until integrating charge densities in spherical coordinates. This was very liberating, as it trivialized most of the intellectual troubles I was having with advanced material. At that point I was going to minor in math, not necessarily for the sake of math; more to get a stronger background to apply to physics. Then I took advanced linear algebra with Dr. Blecher, which quickly changed my mind. I realized that in many ways, the relationship that exists between physics and engineering, exists between mathematics and physics, at least for the areas of physics I'm interested in, and so I quickly fell in love with mathematics in it's own right.</text:p>
      <text:p text:style-name="Standard"/>
      <text:p text:style-name="Standard">Research:</text:p>
      <text:p text:style-name="Standard"><text:soft-page-break/></text:p>
      <text:p text:style-name="Standard">I started doing research with Dr. Kouri in the fall of last year. This has been a very important experience for me. </text:p>
      <text:p text:style-name="Standard"/>
      <text:p text:style-name="Standard">The research has consisted of diagonalizing Hamiltonians representing hindered rotor systems, the theory behind which looks to have promising applications in signal analysis. The second, larger, part of the research has been looking at propagator-based approaches to solving the linear wave equation. This has been very involved and has required a lot of self-motivated and creative research. The central problem is to take functions, which solve the wave equation, of the Laplacian operator to propagate the initial conditions in time. So this has involved expansions of those functions in various orthogonal polynomial bases, which has been non-trivial, and exploring various techniques for numerically evaluating the Laplacian, which has been especially complicated, as by the nature of polynomial expansion, the Laplacian has to be recursively applied, and numerical differentiation is notoriously unstable when applied in this way.</text:p>
      <text:p text:style-name="Standard"/>
      <text:p text:style-name="Standard">Interests:</text:p>
      <text:p text:style-name="Standard"/>
      <text:p text:style-name="Standard">I think generally my interests revolve around mathematical physics. The two main recurring themes that continue to interest me are signal analysis and computation.</text:p>
      <text:p text:style-name="Standard"/>
      <text:p text:style-name="Standard">Now:</text:p>
      <text:p text:style-name="Standard"/>
      <text:p text:style-name="Standard">I've planned to go to graduate school since I started taking physics courses; a recurring theme was that, while we were covering as much material as we could, it was still at a basic level; that we'd have to wait for graduate school to see the full story, so it seems natural to continue. I was planning to work first, for a year or two, for many reasons, but I've come to realize that for the sorts of work I'm after (generally, research based work), one really can't do much without a phd, so I'd largely be wasting time. That's generally my motivation for starting graduate school now.<text:tab/></text:p>
      <text:p text:style-name="Standard"/>
      <text:p text:style-name="Standard">As for what I'm expecting from graduate school, most immediately would be just the exposure to the advanced material. Secondly, and maybe more importantly for me, I really hope to become very proficient in analysis techniques; I can see myself developing new numerical analysis and signal analysis approaches, but my impression is that it's more important to be able to prove why your new idea is better, to be able to provide a formula that puts an exact bound on the error, rather than only citing empirical results. </text:p>
      <text:p text:style-name="Standard"/>
      <text:p text:style-name="Standard">I don't yet have explicit career goals. I greatly value industrial work, for its own sake, so I expect to generally be very involved in industry. I've also come to highly value and enjoy pure research, which generally <text:s/>seems to happen in an academic environment. So I need to find a position where these are not mutually exclusive.</text:p>
      <text:p text:style-name="Standard"/>
      <text:p text:style-name="Standard">My favorite math courses have been advanced linear algebra, signal analysis, real analysis. Favorite physics courses: electrodynamics, quantum mechanics, thermal physics, solid state phys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26T12:39:20</meta:creation-date>
    <dc:date>2009-07-03T11:52:47</dc:date>
    <meta:editing-duration>PT78H03M14S</meta:editing-duration>
    <meta:editing-cycles>17</meta:editing-cycles>
    <meta:generator>OpenOffice.org/3.0$Linux OpenOffice.org_project/300m15$Build-9379</meta:generator>
    <meta:print-date>2009-07-03T11:45:52</meta:print-date>
    <meta:document-statistic meta:table-count="0" meta:image-count="0" meta:object-count="0" meta:page-count="2" meta:paragraph-count="23" meta:word-count="926" meta:character-count="5601"/>
    <meta:user-defined meta:name="Info 1"/>
    <meta:user-defined meta:name="Info 2"/>
    <meta:user-defined meta:name="Info 3"/>
    <meta:user-defined meta:name="Info 4"/>
  </office:meta>
</office:document-meta>
</file>